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000000212377953261A7A1855.png" manifest:media-type="image/png"/>
  <manifest:file-entry manifest:full-path="Pictures/10000000000000CA000000F90EA6156F65559AA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width="0.03cm" svg:stroke-color="#666666" draw:marker-start-width="0.245cm" draw:marker-end-width="0.245cm" draw:fill="none" draw:textarea-vertical-align="middle" fo:padding-top="0.14cm" fo:padding-bottom="0.14cm" fo:padding-left="0.265cm" fo:padding-right="0.26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999999" draw:fill-color="#c1cdcd" draw:textarea-horizontal-align="justify" draw:textarea-vertical-align="middle" draw:auto-grow-height="false" fo:min-height="9.148cm" fo:min-width="0cm"/>
    </style:style>
    <style:style style:name="gr4" style:family="graphic" style:parent-style-name="objectwithoutfill">
      <style:graphic-properties svg:stroke-width="0.081cm" svg:stroke-color="#104e8b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3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128cm"/>
      <style:paragraph-properties style:writing-mode="lr-tb"/>
    </style:style>
    <style:style style:name="gr8" style:family="graphic" style:parent-style-name="standard">
      <style:graphic-properties svg:stroke-color="#999999" draw:fill-color="#c1cdcd" draw:textarea-horizontal-align="justify" draw:textarea-vertical-align="middle" draw:auto-grow-height="false" fo:min-height="0.5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4.0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6.71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369cm" fo:min-width="0cm"/>
    </style:style>
    <style:style style:name="gr12" style:family="graphic" style:parent-style-name="standard">
      <style:graphic-properties svg:stroke-color="#999999" draw:fill-color="#c1cdcd" draw:textarea-horizontal-align="justify" draw:textarea-vertical-align="middle" draw:auto-grow-height="false" fo:min-height="0.469cm" fo:min-width="0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93cm" fo:min-width="6.712cm" fo:padding-top="0cm" fo:padding-bottom="0cm" fo:padding-left="0cm" fo:padding-right="0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14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14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14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-color="#c1cdcd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line draw:style-name="gr1" draw:text-style-name="P1" draw:layer="layout" svg:x1="0.81cm" svg:y1="3.313cm" svg:x2="0.81cm" svg:y2="13.695cm">
            <text:p/>
          </draw:line>
          <draw:frame draw:style-name="gr2" draw:text-style-name="P1" draw:layer="layout" svg:width="1.792cm" svg:height="2.212cm" svg:x="0.217cm" svg:y="1.101cm">
            <draw:image xlink:href="Pictures/10000000000000CA000000F90EA6156F65559AAE.png" xlink:type="simple" xlink:show="embed" xlink:actuate="onLoad" draw:mime-type="image/png">
              <text:p/>
            </draw:image>
          </draw:frame>
          <draw:frame draw:style-name="gr2" draw:text-style-name="P1" draw:layer="layout" svg:width="1.792cm" svg:height="2.212cm" svg:x="5.412cm" svg:y="1.101cm">
            <draw:image xlink:href="Pictures/10000000000000CA000000F90EA6156F65559AAE.png" xlink:type="simple" xlink:show="embed" xlink:actuate="onLoad" draw:mime-type="image/png">
              <text:p/>
            </draw:image>
          </draw:frame>
          <draw:frame draw:style-name="gr2" draw:text-style-name="P1" draw:layer="layout" svg:width="1.792cm" svg:height="2.212cm" svg:x="9.208cm" svg:y="1.101cm">
            <draw:image xlink:href="Pictures/10000000000000CA000000F90EA6156F65559AAE.png" xlink:type="simple" xlink:show="embed" xlink:actuate="onLoad" draw:mime-type="image/png">
              <text:p/>
            </draw:image>
          </draw:frame>
          <draw:line draw:style-name="gr1" draw:text-style-name="P1" draw:layer="layout" svg:x1="6.005cm" svg:y1="3.313cm" svg:x2="6.005cm" svg:y2="13.675cm">
            <text:p/>
          </draw:line>
          <draw:line draw:style-name="gr1" draw:text-style-name="P1" draw:layer="layout" svg:x1="10.001cm" svg:y1="3.213cm" svg:x2="10.001cm" svg:y2="13.654cm">
            <text:p/>
          </draw:line>
          <draw:custom-shape draw:style-name="gr3" draw:text-style-name="P2" draw:layer="layout" svg:width="0.4cm" svg:height="9.398cm" svg:x="0.616cm" svg:y="3.61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.016cm" svg:y1="4.413cm" svg:x2="5.853cm" svg:y2="4.413cm">
            <text:p/>
          </draw:line>
          <draw:line draw:style-name="gr4" draw:text-style-name="P1" draw:layer="layout" svg:x1="1.016cm" svg:y1="6.613cm" svg:x2="9.749cm" svg:y2="6.613cm">
            <text:p/>
          </draw:line>
          <draw:line draw:style-name="gr4" draw:text-style-name="P1" draw:layer="layout" svg:x1="9.749cm" svg:y1="7.413cm" svg:x2="1.016cm" svg:y2="7.413cm">
            <text:p/>
          </draw:line>
          <draw:custom-shape draw:style-name="gr5" draw:text-style-name="P3" draw:layer="layout" svg:width="0.4cm" svg:height="0.8cm" svg:x="0.616cm" svg:y="4.4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4cm" svg:height="0.8cm" svg:x="0.616cm" svg:y="6.613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4" draw:layer="layout" svg:width="1.874cm" svg:height="1.013cm" svg:x="5.412cm" svg:y="0cm">
            <draw:text-box>
              <text:p><text:span text:style-name="T1">Alice</text:span></text:p>
            </draw:text-box>
          </draw:frame>
          <draw:frame draw:style-name="gr7" draw:text-style-name="P4" draw:layer="layout" svg:width="1.628cm" svg:height="1.013cm" svg:x="9.208cm" svg:y="0.001cm">
            <draw:text-box>
              <text:p><text:span text:style-name="T1">Bob</text:span></text:p>
            </draw:text-box>
          </draw:frame>
          <draw:custom-shape draw:style-name="gr8" draw:text-style-name="P2" draw:layer="layout" svg:width="0.4cm" svg:height="0.8cm" svg:x="5.853cm" svg:y="4.41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4.02cm" svg:height="0.593cm" svg:x="1.092cm" svg:y="3.813cm">
            <draw:text-box>
              <text:p><text:span text:style-name="T2">Schreib-Operation</text:span></text:p>
            </draw:text-box>
          </draw:frame>
          <draw:line draw:style-name="gr4" draw:text-style-name="P1" draw:layer="layout" svg:x1="5.853cm" svg:y1="5.213cm" svg:x2="1.016cm" svg:y2="5.213cm">
            <text:p/>
          </draw:line>
          <draw:custom-shape draw:style-name="gr8" draw:text-style-name="P2" draw:layer="layout" svg:width="0.4cm" svg:height="0.8cm" svg:x="9.749cm" svg:y="6.61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4.02cm" svg:height="0.593cm" svg:x="1.192cm" svg:y="6.071cm">
            <draw:text-box>
              <text:p><text:span text:style-name="T2">Schreib-Operation</text:span></text:p>
            </draw:text-box>
          </draw:frame>
          <draw:line draw:style-name="gr4" draw:text-style-name="P1" draw:layer="layout" svg:x1="1.058cm" svg:y1="8.813cm" svg:x2="9.849cm" svg:y2="8.813cm">
            <text:p/>
          </draw:line>
          <draw:custom-shape draw:style-name="gr5" draw:text-style-name="P3" draw:layer="layout" svg:width="0.4cm" svg:height="0.8cm" svg:x="0.616cm" svg:y="8.81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4cm" svg:height="0.8cm" svg:x="9.849cm" svg:y="8.813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6" draw:layer="layout" svg:width="6.712cm" svg:height="0.593cm" svg:x="1.21cm" svg:y="8.213cm">
            <draw:text-box>
              <text:p><text:span text:style-name="T3">Vote:</text:span><text:span text:style-name="T2"> „Willst du …?“</text:span></text:p>
            </draw:text-box>
          </draw:frame>
          <draw:line draw:style-name="gr4" draw:text-style-name="P1" draw:layer="layout" svg:x1="9.849cm" svg:y1="9.613cm" svg:x2="1.016cm" svg:y2="9.613cm">
            <text:p/>
          </draw:line>
          <draw:line draw:style-name="gr4" draw:text-style-name="P1" draw:layer="layout" svg:x1="1.016cm" svg:y1="10.994cm" svg:x2="9.801cm" svg:y2="10.913cm">
            <text:p/>
          </draw:line>
          <draw:custom-shape draw:style-name="gr11" draw:text-style-name="P3" draw:layer="layout" svg:width="0.4cm" svg:height="0.619cm" svg:x="0.616cm" svg:y="10.99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0.4cm" svg:height="0.719cm" svg:x="9.749cm" svg:y="10.894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8" draw:layer="layout" svg:width="6.712cm" svg:height="0.593cm" svg:x="1.351cm" svg:y="10.37cm">
            <draw:text-box>
              <text:p text:style-name="P7"><text:span text:style-name="T3">Vote:</text:span><text:span text:style-name="T2"> „Willst du …?“</text:span></text:p>
            </draw:text-box>
          </draw:frame>
          <draw:line draw:style-name="gr4" draw:text-style-name="P1" draw:layer="layout" svg:x1="9.749cm" svg:y1="11.613cm" svg:x2="1.016cm" svg:y2="11.613cm">
            <text:p/>
          </draw:line>
          <draw:frame draw:style-name="gr14" draw:text-style-name="P9" draw:layer="layout" svg:width="1.888cm" svg:height="1.043cm" svg:x="0cm" svg:y="0.514cm">
            <draw:image xlink:href="Pictures/10000001000003C000000212377953261A7A1855.png" xlink:type="simple" xlink:show="embed" xlink:actuate="onLoad" draw:mime-type="image/png">
              <text:p/>
            </draw:image>
          </draw:frame>
          <draw:g draw:name="status-ok 1">
            <draw:custom-shape draw:style-name="gr15" draw:text-style-name="P10" draw:layer="layout" svg:width="0.6cm" svg:height="0.6cm" svg:x="9.749cm" svg:y="9.2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16" draw:text-style-name="P11" draw:layer="layout" svg:width="0.287cm" svg:height="0.219cm" svg:x="9.905cm" svg:y="9.399cm" svg:viewBox="0 0 288 220" draw:points="0,122 98,220 288,0">
              <text:p/>
            </draw:polyline>
          </draw:g>
          <draw:g draw:name="status-ok 2">
            <draw:custom-shape draw:style-name="gr17" draw:text-style-name="P10" draw:layer="layout" svg:width="0.6cm" svg:height="0.6cm" svg:x="9.649cm" svg:y="11.21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18" draw:text-style-name="P11" draw:layer="layout" svg:width="0.287cm" svg:height="0.219cm" svg:x="9.805cm" svg:y="11.403cm" svg:viewBox="0 0 288 220" draw:points="0,122 98,220 288,0">
              <text:p/>
            </draw:polyline>
          </draw:g>
          <draw:g draw:name="status-error 1">
            <draw:custom-shape draw:style-name="gr19" draw:text-style-name="P12" draw:layer="layout" svg:width="0.6cm" svg:height="0.6cm" svg:x="0.516cm" svg:y="12.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20" draw:text-style-name="P11" draw:layer="layout" svg:width="0.434cm" svg:height="0cm" draw:transform="rotate (0.785398163397448) translate (0.662126725112337cm 13.0638833262348cm)" svg:viewBox="0 0 435 0" svg:d="M0 0c145 0 289 0 435 0">
              <text:p/>
            </draw:path>
            <draw:path draw:style-name="gr21" draw:text-style-name="P11" draw:layer="layout" svg:width="0.434cm" svg:height="0cm" draw:transform="rotate (2.35392556216475) translate (0.969532805193468cm 13.0645922054838cm)" svg:viewBox="0 0 435 1" svg:d="M0 1c145 0 289-1 435-1">
              <text:p/>
            </draw:path>
          </draw:g>
        </draw:g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1cm" fo:page-height="13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081cm" svg:height="7.575cm" svg:x="2.459cm" svg:y="2.485cm"/>
      <draw:page-thumbnail draw:layer="backgroundobjects" svg:width="6.081cm" svg:height="7.575cm" svg:x="2.459cm" svg:y="11.061cm"/>
      <draw:page-thumbnail draw:layer="backgroundobjects" svg:width="6.081cm" svg:height="7.575cm" svg:x="2.459cm" svg:y="19.637cm"/>
      <draw:page-thumbnail draw:layer="backgroundobjects" svg:width="6.081cm" svg:height="7.575cm" svg:x="12.459cm" svg:y="2.485cm"/>
      <draw:page-thumbnail draw:layer="backgroundobjects" svg:width="6.081cm" svg:height="7.575cm" svg:x="12.459cm" svg:y="11.061cm"/>
      <draw:page-thumbnail draw:layer="backgroundobjects" svg:width="6.081cm" svg:height="7.575cm" svg:x="12.459cm" svg:y="19.637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nnis Schulmeister-Zimolong</meta:initial-creator>
    <meta:creation-date>2024-02-09T07:08:30.574898093</meta:creation-date>
    <dc:date>2024-02-09T07:37:07.843486074</dc:date>
    <dc:creator>Dennis Schulmeister-Zimolong</dc:creator>
    <meta:editing-duration>PT10M56S</meta:editing-duration>
    <meta:editing-cycles>4</meta:editing-cycles>
    <meta:generator>LibreOffice/7.4.7.2$Linux_X86_64 LibreOffice_project/40$Build-2</meta:generator>
    <meta:document-statistic meta:object-count="64"/>
  </office:meta>
</office:document-meta>
</file>